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de7" officeooo:paragraph-rsid="00069de7"/>
    </style:style>
    <style:style style:name="P2" style:family="paragraph" style:parent-style-name="Standard">
      <style:text-properties officeooo:rsid="00076c91" officeooo:paragraph-rsid="00076c91"/>
    </style:style>
    <style:style style:name="P3" style:family="paragraph" style:parent-style-name="Standard">
      <style:text-properties fo:color="#ff0000" loext:opacity="100%" officeooo:rsid="00076c91" officeooo:paragraph-rsid="00076c91"/>
    </style:style>
    <style:style style:name="T1" style:family="text">
      <style:text-properties officeooo:rsid="0007ba54"/>
    </style:style>
    <style:style style:name="T2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ORU1:</text:span> </text:p>
      <text:p text:style-name="P1">Klavyeden girilen sayının pozitif mi negatif mi olduğunu bulan programın akış şemasını ve algoritması?</text:p>
      <text:p text:style-name="P1"/>
      <text:p text:style-name="P1"><text:tab/>1) Başla</text:p>
      <text:p text:style-name="P1"><text:tab/>2) Klavyeden sayı gir [x]</text:p>
      <text:p text:style-name="P1"><text:tab/>3) x&gt;=0 ise durum= “pozitif”</text:p>
      <text:p text:style-name="P1"><text:tab/>4) Değil ise durum= “negatif”</text:p>
      <text:p text:style-name="P1"><text:tab/>5) Yazdır durum</text:p>
      <text:p text:style-name="P1"><text:tab/>6) Son<text:tab/></text:p>
      <text:p text:style-name="P1"><text:s/></text:p>
      <text:p text:style-name="P3">SORU2:</text:p>
      <text:p text:style-name="P2">Klavyeden girilen iki sayıdan büyük olanının yazdıran programın akış şeması ve algoritması?</text:p>
      <text:p text:style-name="P2"/>
      <text:p text:style-name="P2"><text:tab/>1)Başla </text:p>
      <text:p text:style-name="P2"><text:tab/>2) Klavyeden 2 sayı gir [x,y]</text:p>
      <text:p text:style-name="P2"><text:tab/>3) x&gt;y ise durum= “x <text:span text:style-name="T1">sayısı büyüktür</text:span>”</text:p>
      <text:p text:style-name="P2"><text:tab/>4) Değil ise durum= “y <text:span text:style-name="T1">sayısı büyüktür</text:span>”</text:p>
      <text:p text:style-name="P2"><text:tab/>5) Yazdır durum</text:p>
      <text:p text:style-name="P2"><text:tab/>6) Son</text:p>
      <text:p text:style-name="P2"/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2:20:38.578000000</meta:creation-date>
    <dc:date>2021-10-09T12:41:02.775000000</dc:date>
    <meta:editing-duration>PT9M21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8" meta:word-count="76" meta:character-count="466" meta:non-whitespace-character-count="389"/>
  </office:meta>
</office:document-meta>
</file>